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은 돋움" svg:font-family="'은 돋움'" style:font-family-generic="roman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glish</text:p>
      <text:p text:style-name="Standard">한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은 돋움" svg:font-family="'은 돋움'" style:font-family-generic="roman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은 돋움" fo:font-size="12pt" fo:language="en" fo:country="US" style:letter-kerning="true" style:font-name-asian="은 돋움2" style:font-size-asian="10.5pt" style:language-asian="ko" style:country-asian="KR" style:font-name-complex="은 돋움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은 돋움1" fo:font-size="14pt" style:font-name-asian="은 돋움2" style:font-size-asian="14pt" style:font-name-complex="은 돋움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1-12-06T14:12:24</meta:creation-date>
    <meta:document-statistic meta:table-count="0" meta:image-count="0" meta:object-count="0" meta:page-count="1" meta:paragraph-count="2" meta:word-count="6" meta:character-count="22"/>
    <dc:date>2011-12-06T14:13:34</dc:date>
    <dc:creator>Administrator </dc:creator>
    <meta:editing-duration>PT00H01M11S</meta:editing-duration>
    <meta:editing-cycles>1</meta:editing-cycles>
    <meta:generator>OpenOffice.org/3.2$Unix OpenOffice.org_project/320m12$Build-9483</meta:generator>
  </office:meta>
</office:document-meta>
</file>